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ui-monospace" svg:font-family="ui-monospace, SFMono-Regular, 'SF Mono', Menlo, Consolas, 'Liberation Mono', monospace"/>
    <style:font-face style:name="var font-family-mono" svg:font-family="'var font-family-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line-height-at-least="0.476cm"/>
      <style:text-properties fo:color="#000000" style:font-name="IBMPlexMono," fo:font-size="9pt" fo:font-weight="normal" fo:background-color="#fffffe"/>
    </style:style>
    <style:style style:name="P3" style:family="paragraph" style:parent-style-name="Standard">
      <style:paragraph-properties style:line-height-at-least="0.476cm"/>
      <style:text-properties fo:color="#000000" fo:background-color="#fffffe"/>
    </style:style>
    <style:style style:name="P4" style:family="paragraph" style:parent-style-name="Standard">
      <style:paragraph-properties style:line-height-at-least="0.476cm"/>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text-properties fo:font-size="16pt" fo:language="en" fo:country="US" fo:font-weight="bold" style:font-size-asian="16pt" style:font-weight-asian="bold" style:font-size-complex="16pt" style:font-weight-complex="bold"/>
    </style:style>
    <style:style style:name="P7" style:family="paragraph" style:parent-style-name="Standard">
      <style:paragraph-properties fo:margin-top="0cm" fo:margin-bottom="0.499cm" style:line-height-at-least="0.476cm"/>
    </style:style>
    <style:style style:name="P8" style:family="paragraph" style:parent-style-name="Standard" style:list-style-name="L1">
      <style:text-properties fo:language="en" fo:country="US"/>
    </style:style>
    <style:style style:name="P9" style:family="paragraph" style:parent-style-name="Standard">
      <style:text-properties fo:font-size="12pt" fo:language="en" fo:country="US" style:font-size-asian="12pt" style:font-size-complex="12pt"/>
    </style:style>
    <style:style style:name="P10" style:family="paragraph" style:parent-style-name="Standard" style:list-style-name="L2">
      <style:text-properties fo:font-size="12pt" fo:language="en" fo:country="US" style:font-size-asian="12pt" style:font-size-complex="12pt"/>
    </style:style>
    <style:style style:name="P11" style:family="paragraph" style:parent-style-name="Standard">
      <style:text-properties fo:font-variant="normal" fo:text-transform="none" fo:color="#14141f" style:font-name="var font-family-mono" fo:font-size="12pt" fo:letter-spacing="normal" fo:language="en" fo:country="US" fo:font-style="normal" fo:font-weight="bold" style:font-size-asian="12pt" style:font-size-complex="12pt"/>
    </style:style>
    <style:style style:name="T1" style:family="text">
      <style:text-properties fo:color="#001188"/>
    </style:style>
    <style:style style:name="T2" style:family="text">
      <style:text-properties fo:color="#001188" style:font-name="IBMPlexMono," fo:font-size="9pt" fo:font-weight="normal"/>
    </style:style>
    <style:style style:name="T3" style:family="text">
      <style:text-properties fo:color="#001188" style:font-name="IBMPlexMono," fo:font-size="12pt" fo:language="en" fo:country="US" fo:font-weight="normal" fo:background-color="#fffffe" style:font-size-asian="12pt" style:font-size-complex="12pt"/>
    </style:style>
    <style:style style:name="T4" style:family="text">
      <style:text-properties fo:color="#642880" fo:font-weight="bold"/>
    </style:style>
    <style:style style:name="T5" style:family="text">
      <style:text-properties fo:color="#642880" style:font-name="IBMPlexMono," fo:font-size="9pt" fo:font-weight="bold"/>
    </style:style>
    <style:style style:name="T6" style:family="text">
      <style:text-properties fo:color="#642880" style:font-name="IBMPlexMono," fo:font-size="12pt" fo:language="en" fo:country="US" fo:font-weight="bold" fo:background-color="#fffffe" style:font-size-asian="12pt" style:font-size-complex="12pt"/>
    </style:style>
    <style:style style:name="T7" style:family="text">
      <style:text-properties fo:color="#2a00ff"/>
    </style:style>
    <style:style style:name="T8" style:family="text">
      <style:text-properties fo:color="#2a00ff" style:font-name="IBMPlexMono," fo:font-size="9pt" fo:font-weight="normal"/>
    </style:style>
    <style:style style:name="T9" style:family="text">
      <style:text-properties fo:color="#800555"/>
    </style:style>
    <style:style style:name="T10" style:family="text">
      <style:text-properties fo:color="#800555" fo:font-weight="bold"/>
    </style:style>
    <style:style style:name="T11" style:family="text">
      <style:text-properties fo:color="#800555" style:font-name="IBMPlexMono," fo:font-size="12pt" fo:language="en" fo:country="US" fo:font-weight="normal" fo:background-color="#fffffe" style:font-size-asian="12pt" style:font-size-complex="12pt"/>
    </style:style>
    <style:style style:name="T12" style:family="text">
      <style:text-properties fo:color="#800555" style:font-name="IBMPlexMono," fo:font-size="12pt" fo:language="en" fo:country="US" fo:font-weight="bold" fo:background-color="#fffffe" style:font-size-asian="12pt" style:font-size-complex="12pt"/>
    </style:style>
    <style:style style:name="T13" style:family="text">
      <style:text-properties style:font-name="IBMPlexMono," fo:font-size="9pt" fo:font-weight="normal"/>
    </style:style>
    <style:style style:name="T14" style:family="text">
      <style:text-properties fo:color="#333333"/>
    </style:style>
    <style:style style:name="T15" style:family="text">
      <style:text-properties fo:color="#333333" style:font-name="IBMPlexMono," fo:font-size="9pt" fo:font-weight="normal"/>
    </style:style>
    <style:style style:name="T16" style:family="text">
      <style:text-properties fo:color="#ff00aa"/>
    </style:style>
    <style:style style:name="T17" style:family="text">
      <style:text-properties fo:color="#ff00aa" style:font-name="IBMPlexMono," fo:font-size="9pt" fo:font-weight="normal"/>
    </style:style>
    <style:style style:name="T18" style:family="text">
      <style:text-properties fo:color="#336633" style:font-name="IBMPlexMono," fo:font-size="9pt" fo:font-weight="normal"/>
    </style:style>
    <style:style style:name="T19" style:family="text">
      <style:text-properties fo:color="#336633" style:font-name="IBMPlexMono," fo:font-size="12pt" fo:language="en" fo:country="US" fo:font-weight="normal" fo:background-color="#fffffe" style:font-size-asian="12pt" style:font-size-complex="12pt"/>
    </style:style>
    <style:style style:name="T20" style:family="text">
      <style:text-properties fo:language="en" fo:country="US"/>
    </style:style>
    <style:style style:name="T21" style:family="text">
      <style:text-properties fo:font-variant="normal" fo:text-transform="none" fo:color="#212121" style:font-name="Inter" fo:font-size="9pt" fo:letter-spacing="normal" fo:font-style="normal" fo:font-weight="normal"/>
    </style:style>
    <style:style style:name="T22" style:family="text">
      <style:text-properties fo:font-variant="normal" fo:text-transform="none" fo:color="#212121" style:font-name="Inter" fo:font-size="9pt" fo:letter-spacing="normal" fo:language="en" fo:country="US" fo:font-style="normal" fo:font-weight="normal"/>
    </style:style>
    <style:style style:name="T23" style:family="text">
      <style:text-properties fo:font-variant="normal" fo:text-transform="none" fo:color="#212121" style:font-name="Inter" fo:font-size="9pt" fo:letter-spacing="normal" fo:language="en" fo:country="US" fo:font-style="normal" fo:font-weight="normal" style:font-size-asian="12pt" style:font-size-complex="12pt"/>
    </style:style>
    <style:style style:name="T24" style:family="text">
      <style:text-properties fo:font-variant="normal" fo:text-transform="none" fo:color="#212121" style:font-name="Inter" fo:letter-spacing="normal" fo:font-style="normal" fo:font-weight="normal"/>
    </style:style>
    <style:style style:name="T25" style:family="text">
      <style:text-properties fo:font-variant="normal" fo:text-transform="none" fo:color="#212121" style:font-name="Inter" fo:font-size="12pt" fo:letter-spacing="normal" fo:font-style="normal" fo:font-weight="normal" style:font-size-asian="12pt" style:font-size-complex="12pt"/>
    </style:style>
    <style:style style:name="T26" style:family="text">
      <style:text-properties fo:font-variant="normal" fo:text-transform="none" fo:color="#212121" style:text-line-through-style="none" style:font-name="Inter" fo:font-size="9pt" fo:letter-spacing="normal" fo:font-style="normal" style:text-underline-style="none" fo:font-weight="normal" style:text-blinking="false"/>
    </style:style>
    <style:style style:name="T27" style:family="text">
      <style:text-properties fo:font-variant="normal" fo:text-transform="none" fo:color="#1f2328" style:font-name="ui-monospace" fo:font-size="12pt" fo:letter-spacing="normal" fo:language="en" fo:country="US" fo:font-style="normal" fo:font-weight="normal"/>
    </style:style>
    <style:style style:name="T28" style:family="text">
      <style:text-properties fo:font-variant="normal" fo:text-transform="none" style:text-line-through-style="none" style:font-name="Inter" fo:font-size="9pt" fo:letter-spacing="normal" fo:language="en" fo:country="US" fo:font-style="normal" style:text-underline-style="none" fo:font-weight="normal" style:text-blinking="false" style:font-size-asian="12pt" style:font-size-complex="12pt"/>
    </style:style>
    <style:style style:name="T29" style:family="text">
      <style:text-properties fo:font-variant="normal" fo:text-transform="none" style:text-line-through-style="none" style:font-name="Inter" fo:font-size="9pt" fo:letter-spacing="normal" fo:font-style="normal" style:text-underline-style="none" fo:font-weight="normal" style:text-blinking="false"/>
    </style:style>
    <style:style style:name="T30" style:family="text">
      <style:text-properties fo:font-variant="normal" fo:text-transform="none" style:text-line-through-style="none" style:font-name="Inter" fo:font-size="12pt" fo:letter-spacing="normal" fo:language="en" fo:country="US" fo:font-style="normal" style:text-underline-style="none" fo:font-weight="normal" style:text-blinking="false" style:font-size-asian="12pt" style:font-size-complex="12pt"/>
    </style:style>
    <style:style style:name="T31" style:family="text">
      <style:text-properties fo:font-variant="normal" fo:text-transform="none" fo:color="#14141f" style:font-name="var font-family-mono" fo:font-size="12pt" fo:letter-spacing="normal" fo:language="en" fo:country="US" fo:font-style="normal" fo:font-weight="bold" style:font-size-asian="12pt" style:font-size-complex="12pt"/>
    </style:style>
    <style:style style:name="T32" style:family="text">
      <style:text-properties fo:font-variant="normal" fo:text-transform="none" fo:color="#14141f" style:font-name="Times New Roman" fo:font-size="12pt" fo:letter-spacing="normal" fo:language="en" fo:country="US" fo:font-style="normal" fo:font-weight="normal" style:font-size-asian="12pt" style:font-weight-asian="normal" style:font-size-complex="12pt" style:font-weight-complex="normal"/>
    </style:style>
    <style:style style:name="T33" style:family="text">
      <style:text-properties fo:font-size="12pt" fo:language="en" fo:country="US" style:font-size-asian="12pt" style:font-size-complex="12pt"/>
    </style:style>
    <style:style style:name="T34" style:family="text">
      <style:text-properties fo:font-size="12pt" style:font-size-asian="12pt" style:font-size-complex="12pt"/>
    </style:style>
    <style:style style:name="T35" style:family="text">
      <style:text-properties fo:color="#000000" style:font-name="IBMPlexMono," fo:font-size="12pt" fo:language="en" fo:country="US" fo:font-weight="normal" fo:background-color="#fffffe" style:font-size-asian="12pt" style:font-size-complex="12pt"/>
    </style:style>
    <style:style style:name="T36"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y 1 </text:p>
      <text:p text:style-name="P1">---------------------------</text:p>
      <text:p text:style-name="P1">Postman – API testing tool</text:p>
      <text:p text:style-name="P1">we can test API through Postman tool</text:p>
      <text:p text:style-name="P1"/>
      <text:p text:style-name="P1">Creating workspace, collections, know where environment is, creating some request (myworkspace – mycollection ((in the Postman!!!)))<text:line-break/></text:p>
      <text:p text:style-name="P1"/>
      <text:p text:style-name="P1"><text:a xlink:type="simple" xlink:href="https://reqres.in/" text:style-name="Internet_20_link" text:visited-style-name="Visited_20_Internet_20_Link">https://reqres.in</text:a> – website for making some simple request – response tasks</text:p>
      <text:p text:style-name="P1"/>
      <text:p text:style-name="P1"/>
      <text:p text:style-name="P1"/>
      <text:p text:style-name="P1"/>
      <text:p text:style-name="P6">Day 2 </text:p>
      <text:p text:style-name="P1">-----------------------------<text:line-break/>Creating our own API's <text:line-break/>need to have node.js and npm for sure!<text:line-break/><text:line-break/>And also you've gotta set nodejs\ and nodejs\node_modules as environment variables on your PC!</text:p>
      <text:p text:style-name="P1">Then execute the command in the command prompt: npm install -g json-server<text:line-break/><text:line-break/>now json-server is working!</text:p>
      <text:p text:style-name="P1"/>
      <text:p text:style-name="P1">Then create our own json file (as students.json ((in the Postman for example it's students collection)))</text:p>
      <text:p text:style-name="P1"/>
      <text:p text:style-name="P1">It's just a demo API, we created for our local purposes!</text:p>
      <text:p text:style-name="P1"/>
      <text:p text:style-name="P1">Practice with Students Collection! <text:s/>( <text:a xlink:type="simple" xlink:href="http://localhost:3000/students" text:style-name="Internet_20_link" text:visited-style-name="Visited_20_Internet_20_Link">http://localhost:3000/students</text:a> )<text:line-break/><text:line-break/>Useful sites: JSON Path Finder, JSON Path<text:line-break/><text:line-break/><text:line-break/><text:line-break/><text:line-break/><text:span text:style-name="T36">Day 3</text:span></text:p>
      <text:p text:style-name="P1">-------------------------------------</text:p>
      <text:p text:style-name="P1">for checking of all the validations points, we can create tests, so we will check all the validations after getting of response if everything is ok.<text:line-break/><text:line-break/>Recalling script: pm.test(“Name of the function”, function()<text:line-break/> <text:s text:c="26"/>{ <text:s text:c="7"/>//assertion; (steps)</text:p>
      <text:p text:style-name="P1"><text:s text:c="27"/>});<text:line-break/></text:p>
      <text:p text:style-name="P1">OR<text:line-break/><text:tab/><text:tab/> <text:s text:c="3"/>pm.test(“Name of the function”, () =&gt;<text:line-break/> <text:s text:c="26"/>{ <text:s text:c="7"/>//assertion; (steps)</text:p>
      <text:p text:style-name="P1"><text:s text:c="27"/>});<text:line-break/><text:line-break/>So here's the difference in this thing: function() and () =&gt; </text:p>
      <text:p text:style-name="P1"><text:soft-page-break/></text:p>
      <text:p text:style-name="P1">for example let us write one easy function:<text:line-break/></text:p>
      <text:p text:style-name="P1">pm.test(“Checking of the status code”, () =&gt; {</text:p>
      <text:p text:style-name="P1"><text:tab/>pm.response.to.have.status(200);</text:p>
      <text:p text:style-name="P1">}); <text:s/><text:line-break/><text:line-break/>This function specified the status code of the function!<text:line-break/><text:line-break/><text:line-break/>pm.test(“Successful Post request”, () =&gt; {</text:p>
      <text:p text:style-name="P1"><text:tab/>pm.expect(pm.response).to.be.oneOf([200, 201])</text:p>
      <text:p text:style-name="P1">});<text:line-break/> </text:p>
      <text:p text:style-name="P1">this function shows how we can get the status code, I mean to get one of the provided status codes, in such case I expect to get either 200 or 201 status code.</text:p>
      <text:p text:style-name="P1"/>
      <text:p text:style-name="P1">Or I also can type my function like that:<text:line-break/><text:line-break/>pm.test(“Status code name has String”, () =&gt; {</text:p>
      <text:p text:style-name="P1"><text:tab/>pm.response.to.have.status(“Created”)</text:p>
      <text:p text:style-name="P1">});<text:line-break/><text:line-break/>Now I was trying to get successful message instead of the successful code which is actually fine, we can do like that.</text:p>
      <text:p text:style-name="P1"/>
      <text:p text:style-name="P1"/>
      <text:p text:style-name="P1">Here's set of tests (in the test tab of requests) I wrote to check many of response aspects:</text:p>
      <text:p text:style-name="P1"/>
      <text:p text:style-name="P2"><text:span text:style-name="T1">pm</text:span>.<text:span text:style-name="T4">test</text:span>(<text:span text:style-name="T7">"Time of sending the request"</text:span>, () <text:span text:style-name="T10">=&gt;</text:span> {</text:p>
      <text:p text:style-name="P3">    <text:span text:style-name="T2">pm</text:span><text:span text:style-name="T13">.expect(</text:span><text:span text:style-name="T2">pm</text:span><text:span text:style-name="T13">.</text:span><text:span text:style-name="T2">response</text:span><text:span text:style-name="T13">.</text:span><text:span text:style-name="T15">responseTime</text:span><text:span text:style-name="T13">).</text:span><text:span text:style-name="T2">to</text:span><text:span text:style-name="T13">.</text:span><text:span text:style-name="T2">be</text:span><text:span text:style-name="T13">.below(</text:span><text:span text:style-name="T17">300</text:span><text:span text:style-name="T13">);</text:span></text:p>
      <text:p text:style-name="P2">});</text:p>
      <text:p text:style-name="P4"/>
      <text:p text:style-name="P2"><text:span text:style-name="T1">pm</text:span>.<text:span text:style-name="T4">test</text:span>(<text:span text:style-name="T7">"Size of the response files"</text:span>, () <text:span text:style-name="T10">=&gt;</text:span> {</text:p>
      <text:p text:style-name="P3">    <text:span text:style-name="T2">pm</text:span><text:span text:style-name="T13">.expect(</text:span><text:span text:style-name="T2">pm</text:span><text:span text:style-name="T13">.</text:span><text:span text:style-name="T2">response</text:span><text:span text:style-name="T13">.</text:span><text:span text:style-name="T15">responseSize</text:span><text:span text:style-name="T13">).</text:span><text:span text:style-name="T2">to</text:span><text:span text:style-name="T13">.</text:span><text:span text:style-name="T2">be</text:span><text:span text:style-name="T13">.below(</text:span><text:span text:style-name="T17">300</text:span><text:span text:style-name="T13">);</text:span></text:p>
      <text:p text:style-name="P2">});</text:p>
      <text:p text:style-name="P4"/>
      <text:p text:style-name="P2"><text:span text:style-name="T1">pm</text:span>.<text:span text:style-name="T4">test</text:span>(<text:span text:style-name="T7">"Content-Type header is there"</text:span>, () <text:span text:style-name="T10">=&gt;</text:span> {</text:p>
      <text:p text:style-name="P3">    <text:span text:style-name="T2">pm</text:span><text:span text:style-name="T13">.</text:span><text:span text:style-name="T2">response</text:span><text:span text:style-name="T13">.</text:span><text:span text:style-name="T2">to</text:span><text:span text:style-name="T13">.</text:span><text:span text:style-name="T2">have</text:span><text:span text:style-name="T13">.header(</text:span><text:span text:style-name="T8">"Content-Type"</text:span><text:span text:style-name="T13">);</text:span></text:p>
      <text:p text:style-name="P2">});</text:p>
      <text:p text:style-name="P4"/>
      <text:p text:style-name="P2"><text:span text:style-name="T1">pm</text:span>.<text:span text:style-name="T4">test</text:span>(<text:span text:style-name="T7">"The certain name of Content-Type"</text:span>, () <text:span text:style-name="T10">=&gt;</text:span> {</text:p>
      <text:p text:style-name="P3">    <text:span text:style-name="T2">pm</text:span><text:span text:style-name="T13">.expect(</text:span><text:span text:style-name="T2">pm</text:span><text:span text:style-name="T13">.</text:span><text:span text:style-name="T2">response</text:span><text:span text:style-name="T13">.</text:span><text:span text:style-name="T18">headers</text:span><text:span text:style-name="T13">.</text:span><text:span text:style-name="T5">get</text:span><text:span text:style-name="T13">(</text:span><text:span text:style-name="T8">"Content-Type"</text:span><text:span text:style-name="T13">)).</text:span><text:span text:style-name="T2">to</text:span><text:span text:style-name="T13">.eql(</text:span><text:span text:style-name="T8">"application/json; charset=utf-8"</text:span><text:span text:style-name="T13">);</text:span></text:p>
      <text:p text:style-name="P2">});</text:p>
      <text:p text:style-name="P4"/>
      <text:p text:style-name="P2"><text:span text:style-name="T1">pm</text:span>.<text:span text:style-name="T4">test</text:span>(<text:span text:style-name="T7">"The Content-Lenght is in the headers"</text:span>, <text:span text:style-name="T10">function</text:span>(){</text:p>
      <text:p text:style-name="P3">    <text:span text:style-name="T2">pm</text:span><text:span text:style-name="T13">.</text:span><text:span text:style-name="T2">response</text:span><text:span text:style-name="T13">.</text:span><text:span text:style-name="T2">to</text:span><text:span text:style-name="T13">.</text:span><text:span text:style-name="T2">have</text:span><text:span text:style-name="T13">.header(</text:span><text:span text:style-name="T8">"Content-Length"</text:span><text:span text:style-name="T13">);</text:span></text:p>
      <text:p text:style-name="P2">});</text:p>
      <text:p text:style-name="P4"/>
      <text:p text:style-name="P2"><text:span text:style-name="T1">pm</text:span>.<text:span text:style-name="T4">test</text:span>(<text:span text:style-name="T7">"does Content-Length equal to 122?"</text:span>, () <text:span text:style-name="T10">=&gt;</text:span> {</text:p>
      <text:p text:style-name="P3">    <text:span text:style-name="T2">pm</text:span><text:span text:style-name="T13">.expect(</text:span><text:span text:style-name="T2">pm</text:span><text:span text:style-name="T13">.</text:span><text:span text:style-name="T2">response</text:span><text:span text:style-name="T13">.</text:span><text:span text:style-name="T18">headers</text:span><text:span text:style-name="T13">.</text:span><text:span text:style-name="T5">get</text:span><text:span text:style-name="T13">(</text:span><text:span text:style-name="T8">"Content-Length"</text:span><text:span text:style-name="T13">)).</text:span><text:span text:style-name="T2">to</text:span><text:span text:style-name="T13">.eql(</text:span><text:span text:style-name="T8">'122'</text:span><text:span text:style-name="T13">);</text:span></text:p>
      <text:p text:style-name="P2">});</text:p>
      <text:p text:style-name="P7"><text:soft-page-break/></text:p>
      <text:p text:style-name="P2"><text:span text:style-name="T9">var</text:span> <text:span text:style-name="T1">jsonData</text:span> <text:span text:style-name="T10">=</text:span> <text:span text:style-name="T1">pm</text:span>.<text:span text:style-name="T1">response</text:span>.json();</text:p>
      <text:p text:style-name="P2"><text:span text:style-name="T1">pm</text:span>.<text:span text:style-name="T4">test</text:span>(<text:span text:style-name="T7">"Fields in the response"</text:span>, () <text:span text:style-name="T10">=&gt;</text:span> {</text:p>
      <text:p text:style-name="P3">    <text:span text:style-name="T2">pm</text:span><text:span text:style-name="T13">.expect(</text:span><text:span text:style-name="T2">jsonData</text:span><text:span text:style-name="T13">).</text:span><text:span text:style-name="T2">to</text:span><text:span text:style-name="T13">.</text:span><text:span text:style-name="T2">be</text:span><text:span text:style-name="T13">.an(</text:span><text:span text:style-name="T8">"object"</text:span><text:span text:style-name="T13">);</text:span></text:p>
      <text:p text:style-name="P3">    <text:span text:style-name="T2">pm</text:span><text:span text:style-name="T13">.expect(</text:span><text:span text:style-name="T2">jsonData</text:span><text:span text:style-name="T13">.</text:span><text:span text:style-name="T18">id</text:span><text:span text:style-name="T13">).</text:span><text:span text:style-name="T2">to</text:span><text:span text:style-name="T13">.</text:span><text:span text:style-name="T2">be</text:span><text:span text:style-name="T13">.a(</text:span><text:span text:style-name="T8">"number"</text:span><text:span text:style-name="T13">);</text:span></text:p>
      <text:p text:style-name="P3">    <text:span text:style-name="T2">pm</text:span><text:span text:style-name="T13">.expect(</text:span><text:span text:style-name="T2">jsonData</text:span><text:span text:style-name="T13">.</text:span><text:span text:style-name="T18">name</text:span><text:span text:style-name="T13">).</text:span><text:span text:style-name="T2">to</text:span><text:span text:style-name="T13">.</text:span><text:span text:style-name="T2">be</text:span><text:span text:style-name="T13">.a(</text:span><text:span text:style-name="T8">"string"</text:span><text:span text:style-name="T13">);</text:span></text:p>
      <text:p text:style-name="P3">    <text:span text:style-name="T2">pm</text:span><text:span text:style-name="T13">.expect(</text:span><text:span text:style-name="T2">jsonData</text:span><text:span text:style-name="T13">.</text:span><text:span text:style-name="T18">location</text:span><text:span text:style-name="T13">).</text:span><text:span text:style-name="T2">to</text:span><text:span text:style-name="T13">.</text:span><text:span text:style-name="T2">be</text:span><text:span text:style-name="T13">.a(</text:span><text:span text:style-name="T8">"string"</text:span><text:span text:style-name="T13">);</text:span></text:p>
      <text:p text:style-name="P3">    <text:span text:style-name="T2">pm</text:span><text:span text:style-name="T13">.expect(</text:span><text:span text:style-name="T2">jsonData</text:span><text:span text:style-name="T13">.</text:span><text:span text:style-name="T15">phone</text:span><text:span text:style-name="T13">).</text:span><text:span text:style-name="T2">to</text:span><text:span text:style-name="T13">.</text:span><text:span text:style-name="T2">be</text:span><text:span text:style-name="T13">.a(</text:span><text:span text:style-name="T8">"string"</text:span><text:span text:style-name="T13">);</text:span></text:p>
      <text:p text:style-name="P3">    <text:span text:style-name="T2">pm</text:span><text:span text:style-name="T13">.expect(</text:span><text:span text:style-name="T2">jsonData</text:span><text:span text:style-name="T13">.</text:span><text:span text:style-name="T15">courses</text:span><text:span text:style-name="T13">).</text:span><text:span text:style-name="T2">to</text:span><text:span text:style-name="T13">.</text:span><text:span text:style-name="T2">be</text:span><text:span text:style-name="T13">.an(</text:span><text:span text:style-name="T8">"array"</text:span><text:span text:style-name="T13">);</text:span></text:p>
      <text:p text:style-name="P3">    <text:span text:style-name="T2">pm</text:span><text:span text:style-name="T13">.expect(</text:span><text:span text:style-name="T2">jsonData</text:span><text:span text:style-name="T13">.</text:span><text:span text:style-name="T15">courses</text:span><text:span text:style-name="T13">[</text:span><text:span text:style-name="T17">0</text:span><text:span text:style-name="T13">]).</text:span><text:span text:style-name="T2">to</text:span><text:span text:style-name="T13">.</text:span><text:span text:style-name="T2">be</text:span><text:span text:style-name="T13">.a(</text:span><text:span text:style-name="T8">"string"</text:span><text:span text:style-name="T13">);</text:span></text:p>
      <text:p text:style-name="P3">    <text:span text:style-name="T2">pm</text:span><text:span text:style-name="T13">.expect(</text:span><text:span text:style-name="T2">jsonData</text:span><text:span text:style-name="T13">.</text:span><text:span text:style-name="T15">courses</text:span><text:span text:style-name="T13">[</text:span><text:span text:style-name="T17">1</text:span><text:span text:style-name="T13">]).</text:span><text:span text:style-name="T2">to</text:span><text:span text:style-name="T13">.</text:span><text:span text:style-name="T2">be</text:span><text:span text:style-name="T13">.a(</text:span><text:span text:style-name="T8">"string"</text:span><text:span text:style-name="T13">);</text:span></text:p>
      <text:p text:style-name="P2">});</text:p>
      <text:p text:style-name="P4"/>
      <text:p text:style-name="P2"><text:span text:style-name="T1">pm</text:span>.<text:span text:style-name="T4">test</text:span>(<text:span text:style-name="T7">"Actual values of the fields"</text:span>, () <text:span text:style-name="T10">=&gt;</text:span> {</text:p>
      <text:p text:style-name="P3">    <text:span text:style-name="T2">pm</text:span><text:span text:style-name="T13">.expect(</text:span><text:span text:style-name="T2">jsonData</text:span><text:span text:style-name="T13">.</text:span><text:span text:style-name="T18">id</text:span><text:span text:style-name="T13">).</text:span><text:span text:style-name="T2">to</text:span><text:span text:style-name="T13">.eql(</text:span><text:span text:style-name="T17">2</text:span><text:span text:style-name="T13">);</text:span></text:p>
      <text:p text:style-name="P3">    <text:span text:style-name="T2">pm</text:span><text:span text:style-name="T13">.expect(</text:span><text:span text:style-name="T2">jsonData</text:span><text:span text:style-name="T13">.</text:span><text:span text:style-name="T18">name</text:span><text:span text:style-name="T13">).</text:span><text:span text:style-name="T2">to</text:span><text:span text:style-name="T13">.eql(</text:span><text:span text:style-name="T8">"Kim"</text:span><text:span text:style-name="T13">);</text:span></text:p>
      <text:p text:style-name="P3">    <text:span text:style-name="T2">pm</text:span><text:span text:style-name="T13">.expect(</text:span><text:span text:style-name="T2">jsonData</text:span><text:span text:style-name="T13">.</text:span><text:span text:style-name="T18">location</text:span><text:span text:style-name="T13">).</text:span><text:span text:style-name="T2">to</text:span><text:span text:style-name="T13">.eql(</text:span><text:span text:style-name="T8">"US"</text:span><text:span text:style-name="T13">);</text:span></text:p>
      <text:p text:style-name="P3">    <text:span text:style-name="T2">pm</text:span><text:span text:style-name="T13">.expect(</text:span><text:span text:style-name="T2">jsonData</text:span><text:span text:style-name="T13">.</text:span><text:span text:style-name="T15">phone</text:span><text:span text:style-name="T13">).</text:span><text:span text:style-name="T2">to</text:span><text:span text:style-name="T13">.eql(</text:span><text:span text:style-name="T8">"9998786891"</text:span><text:span text:style-name="T13">);</text:span></text:p>
      <text:p text:style-name="P3">    <text:span text:style-name="T2">pm</text:span><text:span text:style-name="T13">.expect(</text:span><text:span text:style-name="T2">jsonData</text:span><text:span text:style-name="T13">.</text:span><text:span text:style-name="T15">courses</text:span><text:span text:style-name="T13">[</text:span><text:span text:style-name="T17">0</text:span><text:span text:style-name="T13">]).</text:span><text:span text:style-name="T2">to</text:span><text:span text:style-name="T13">.eql(</text:span><text:span text:style-name="T8">"Python"</text:span><text:span text:style-name="T13">);</text:span></text:p>
      <text:p text:style-name="P3">     <text:span text:style-name="T2">pm</text:span><text:span text:style-name="T13">.expect(</text:span><text:span text:style-name="T2">jsonData</text:span><text:span text:style-name="T13">.</text:span><text:span text:style-name="T15">courses</text:span><text:span text:style-name="T13">[</text:span><text:span text:style-name="T17">1</text:span><text:span text:style-name="T13">]).</text:span><text:span text:style-name="T2">to</text:span><text:span text:style-name="T13">.eql(</text:span><text:span text:style-name="T8">"Appium"</text:span><text:span text:style-name="T13">);</text:span></text:p>
      <text:p text:style-name="P4"/>
      <text:p text:style-name="P2">});</text:p>
      <text:p text:style-name="P2"/>
      <text:p text:style-name="P1"/>
      <text:p text:style-name="P1"/>
      <text:p text:style-name="P1">So, we also can run the collection, and all the requests will be completed in order, one by one, without putting out one and then another.<text:line-break/>---------------------------------------------------------------------------------------<text:line-break/><text:line-break/><text:line-break/><text:span text:style-name="T36">Day 4</text:span></text:p>
      <text:p text:style-name="P1">--------------------------------------------------------------------------------</text:p>
      <text:p text:style-name="P1"/>
      <text:p text:style-name="P1">Talking about Pre-request script<text:line-break/><text:line-break/>Sequence of executing: Pre-request script → Request → Response → Test Script</text:p>
      <text:p text:style-name="P1"/>
      <text:p text:style-name="P1"/>
      <text:p text:style-name="P1">Pre-request script and Test Script can be created on different levels: request level, folder level, collection level</text:p>
      <text:p text:style-name="P1"/>
      <text:p text:style-name="P1">and they will be completed in such order:<text:line-break/>collection level → folder level → request level (both for pre-request and test).<text:line-break/><text:line-break/></text:p>
      <text:p text:style-name="P1"/>
      <text:p text:style-name="P1">Variables</text:p>
      <text:p text:style-name="P1">--------------------------------------------------------------------<text:line-break/>Global<text:line-break/>Environment<text:line-break/>Collection </text:p>
      <text:p text:style-name="P1"><text:soft-page-break/>Local</text:p>
      <text:p text:style-name="P1">Data</text:p>
      <text:p text:style-name="P1">Those variables which we can create<text:line-break/><text:line-break/>for ex: pm.set.collectionVariavle(“userid” “2”);</text:p>
      <text:p text:style-name="P1">this is an approach to create variable on collection level<text:line-break/><text:line-break/>pm.environment.get(“userid”);</text:p>
      <text:p text:style-name="P1">this is an approach to get the value of variable on environment level</text:p>
      <text:p text:style-name="P1"/>
      <text:p text:style-name="P1">pm.global .unset(“userid”);</text:p>
      <text:p text:style-name="P1">this is an approach to delete variable on global level</text:p>
      <text:p text:style-name="P1"/>
      <text:p text:style-name="P1">------------------------------------------------------------------------------------------</text:p>
      <text:p text:style-name="P1"><text:line-break/></text:p>
      <text:p text:style-name="P6">Day 5</text:p>
      <text:p text:style-name="P1">-----------------------------------------------------<text:line-break/><text:line-break/>API Chaining.</text:p>
      <text:p text:style-name="P1">a) make a duplicate from students collection in Postman (StudentsAPIChaining).</text:p>
      <text:p text:style-name="P1"/>
      <text:p text:style-name="P1">here's what is going on:<text:line-break/>after sending the request we'll get the response and then in the test tab we'll retrieve id or some data we need, and put this data in the next response, so create a chain</text:p>
      <text:p text:style-name="P1"/>
      <text:p text:style-name="Standard"><text:span text:style-name="T20">------------------------------------------------------<text:line-break/>One more open source achievable API: </text:span><text:span text:style-name="T21">https://gorest.co.in/public/v2/users</text:span> </text:p>
      <text:p text:style-name="Standard"/>
      <text:p text:style-name="Standard"/>
      <text:p text:style-name="P1">Here wil be represented Bearer Token Authentication</text:p>
      <text:p text:style-name="P1"/>
      <text:p text:style-name="P1">So, we're getting the Bearer Auth token to use it in our Postman requests. (<text:a xlink:type="simple" xlink:href="https://gorest.co.in/my-account/access-tokens" text:style-name="Internet_20_link" text:visited-style-name="Visited_20_Internet_20_Link">https://gorest.co.in/my-account/access-tokens</text:a>)</text:p>
      <text:p text:style-name="P1"/>
      <text:p text:style-name="P1">And we're intrested in “trying out section”, so we'll simply do those requests.</text:p>
      <text:p text:style-name="P1">--------------------------------------------------------</text:p>
      <text:p text:style-name="P1"/>
      <text:p text:style-name="P1"/>
      <text:p text:style-name="P1"><text:span text:style-name="T36">Day 6</text:span><text:line-break/>-----------------------------------------------<text:line-break/></text:p>
      <text:list xml:id="list7144471022939649828" text:style-name="L1">
        <text:list-item>
          <text:p text:style-name="P8">Books API, demonstraiting how with help of post request we can get the token and present it in other requests</text:p>
        </text:list-item>
      </text:list>
      <text:p text:style-name="P1"/>
      <text:p text:style-name="P5"><text:span text:style-name="T24">https://simple-books-api.glitch.me/api-clients</text:span> </text:p>
      <text:p text:style-name="P5"/>
      <text:p text:style-name="P5"/>
      <text:list xml:id="list6319781610763996883" text:style-name="L2">
        <text:list-item>
          <text:p text:style-name="P10">And now we're gonna do chaining process along with data-driven testing, we will transfer our external csv file into the postman (after pressing on 'run collection' button)</text:p>
        </text:list-item>
      </text:list>
      <text:p text:style-name="P5"/>
      <text:p text:style-name="Standard"><text:soft-page-break/><text:span text:style-name="T33">Book-APIDataDriven – collection in postman </text:span><text:span text:style-name="T25">https://simple-books-api.glitch.me/orders</text:span><text:span text:style-name="T34"> </text:span></text:p>
      <text:p text:style-name="P5"/>
      <text:p text:style-name="P5"/>
      <text:p text:style-name="P6">Day 7</text:p>
      <text:p text:style-name="P5">--------------------------------------------------<text:line-break/><text:line-break/>Here we're working with upload files features through the postman (FileUpload collection):<text:line-break/><text:line-break/>first we have to move to this directory in the cmd: cd C:\Users\danil\spring-boot-file-upload-download-rest-api<text:line-break/><text:line-break/>and the run the command: mvn spring-boot:run <text:s/>(and we'll get the access to the http://localhost:8080)<text:line-break/><text:line-break/>But if it's not working so refer to the github documentation: <text:a xlink:type="simple" xlink:href="https://github.com/pavanoltraining/spring-boot-file-upload-download-rest-api" text:style-name="Internet_20_link" text:visited-style-name="Visited_20_Internet_20_Link">https://github.com/pavanoltraining/spring-boot-file-upload-download-rest-api</text:a></text:p>
      <text:p text:style-name="P5"/>
      <text:p text:style-name="P5"/>
      <text:p text:style-name="P5">After get all the pre-requisites prepared, through the postman we can send post requests uploading through api single and multiple files.<text:line-break/><text:line-break/><text:line-break/>URLs for sending requests: <text:line-break/><text:line-break/><text:a xlink:type="simple" xlink:href="http://localhost:8080/uploadFile" text:style-name="Internet_20_link" text:visited-style-name="Visited_20_Internet_20_Link">http://localhost:8080/uploadFile</text:a> <text:s/>- for single file<text:line-break/><text:line-break/>http://localhost:8080/uploadMultipleFiles <text:s text:c="3"/>- for multiple files</text:p>
      <text:p text:style-name="P5"/>
      <text:p text:style-name="P5"/>
      <text:p text:style-name="P5">--------------------------------------------</text:p>
      <text:p text:style-name="Standard"><text:span text:style-name="T33">Authentication<text:line-break/>--------------------------------<text:line-break/>now we're checking all the common types of authentications in the Postman<text:line-break/><text:line-break/>1)Basic Auth – just define username and password:<text:line-break/>link for get request: </text:span><text:span text:style-name="T21">https://postman-echo.com/basic-auth</text:span> <text:line-break/><text:line-break/><text:span text:style-name="T20">username: postman<text:line-break/>password: password</text:span></text:p>
      <text:p text:style-name="P1"/>
      <text:p text:style-name="Standard"><text:line-break/><text:span text:style-name="T20">v2.0 BasicAuth – link (</text:span><text:a xlink:type="simple" xlink:href="http://the-internet.herokuapp.com/basic_auth" text:style-name="Internet_20_link" text:visited-style-name="Visited_20_Internet_20_Link"><text:span text:style-name="T22">http://the-internet.herokuapp.com/basic_auth</text:span></text:a><text:span text:style-name="T20">)<text:line-break/><text:line-break/>username: admin<text:line-break/>password: <text:s/>admin</text:span></text:p>
      <text:p text:style-name="P1"/>
      <text:p text:style-name="Standard"><text:line-break/>2) Digest Auth<text:line-break/><text:line-break/>link for the get request( encrypted data) - <text:span text:style-name="T22">https://postman-echo.com/digest-auth</text:span><text:span text:style-name="T20"> </text:span></text:p>
      <text:p text:style-name="P5"/>
      <text:p text:style-name="P5">username: postman<text:line-break/><text:soft-page-break/>password: password</text:p>
      <text:p text:style-name="P5"/>
      <text:p text:style-name="Standard"><text:span text:style-name="T33">And here &lt;Yes, disable retrying the request&gt; button should be unchecked (after we'are sending the </text:span><text:span text:style-name="T33">request)<text:line-break/><text:line-break/><text:line-break/>3) Bearer Token (for example I'll try to get access to the repository on GitHub) so first I'll generate new token on my GitHub page in the developer settings. Then copy given token and use it for auth in postman<text:line-break/><text:line-break/>and use this url: </text:span><text:span text:style-name="T21">https://api.github.com/user/repos</text:span> <text:s/><text:span text:style-name="T20">to get the info for your GitHub page about repositories.</text:span></text:p>
      <text:p text:style-name="P1"/>
      <text:p text:style-name="P1"/>
      <text:p text:style-name="P1"/>
      <text:p text:style-name="Standard"><text:span text:style-name="T20">4) API_Key_Auth (here we're gonna use the website: api.openweathermap.org and provide some data from this site:|<text:line-break/><text:line-break/>first create there or use already created api key, than copy and paste it in the your AuthParams in the Postman, and after all use this url for request: </text:span><text:span text:style-name="T22">https://api.openweathermap.org/data/2.5/weather?lat=44.34&amp;lon=10.99&amp;appid={API key}</text:span><text:span text:style-name="T20"> <text:line-break/><text:line-break/></text:span></text:p>
      <text:p text:style-name="P1">There you go!</text:p>
      <text:p text:style-name="P1"/>
      <text:p text:style-name="P1"/>
      <text:p text:style-name="Standard"><text:span text:style-name="T20">5) OAuth2.0 – this is the hardest auth from considered. (using github)<text:line-break/><text:line-break/>preconditions: start the server(TomCat <text:s/>f.e.), and there's localhost:8080 available<text:line-break/><text:line-break/><text:line-break/>Step1.: create an oauth application in GitHub(through developer settings) – that way you get the client id, then we have to generate the secret id and you will see the secret and client id, copy and save them for upcoming usage<text:line-break/><text:line-break/></text:span><text:span text:style-name="T27">7cb11ad5b7603e2fd0d4</text:span><text:span text:style-name="T20"> client id<text:line-break/>db17a48ce21dd88a2acb04e6c8cca25d44cd3d58 secret id<text:line-break/>code=4aa2f358525dc9bcd0c0<text:line-break/><text:line-break/><text:line-break/>Step 2. After that U have to send your first get request using </text:span><text:span text:style-name="T22">https://github.com/login/oauth/authorize?client_id=7cb11ad5b7603e2fd0d4</text:span><text:span text:style-name="T20"> <text:line-break/><text:line-break/>Where client_id is my id of oauth application on github<text:line-break/><text:line-break/>Step 3. than you have to open this link(</text:span><text:a xlink:type="simple" xlink:href="https://github.com/login/oauth/authorize?client_id=7cb11ad5b7603e2fd0d4" text:style-name="Internet_20_link" text:visited-style-name="Visited_20_Internet_20_Link"><text:span text:style-name="T22">https://github.com/login/oauth/authorize?client_id=7cb11ad5b7603e2fd0d4</text:span></text:a><text:span text:style-name="T20">) through the web-browser confirm creating an app and than UI will be blocked but there will be code in url adress, so copy and save it. <text:line-break/><text:line-break/><text:line-break/>Step 4. <text:line-break/><text:line-break/></text:span><text:soft-page-break/><text:span text:style-name="T20">You have to send the post request using this url: </text:span><text:span text:style-name="T22">https://github.com/login/oauth/access_token</text:span><text:span text:style-name="T20"> with these parameters which you already have: client_id, client_secret, code<text:line-break/><text:line-break/></text:span><text:span text:style-name="T20">then as a response you will get the token:<text:line-break/></text:span></text:p>
      <text:p text:style-name="Standard"><text:span text:style-name="T20"><text:s/>access_token=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&amp;scope=&amp;token_type=bearer</text:span><text:line-break/><text:line-break/><text:line-break/><text:span text:style-name="T20">Step 5. We creating new get request using just received token for authentication as oauth2.0 auth<text:line-break/><text:line-break/>and this url: </text:span><text:span text:style-name="T22">https://api.github.com/users/mojombo</text:span><text:span text:style-name="T20"> and sending it.<text:line-break/><text:line-break/>And we're getting this user information<text:line-break/><text:line-break/><text:line-break/>Step 6. Now to get the whole list of users we 're sending quite similar request( url: </text:span><text:span text:style-name="T22">https://api.github.com/users)</text:span><text:line-break/></text:p>
      <text:p text:style-name="P5"><text:line-break/>That's it!!!!!!!!!!!!!!!!!!!!!!!<text:line-break/>----------------------------------------------------------------<text:line-break/><text:line-break/><text:line-break/>Swagger – interactive documentation, dynamic documents (f.e. <text:a xlink:type="simple" xlink:href="https://fakerestapi.azurewebsites.net/index.html" text:style-name="Internet_20_link" text:visited-style-name="Visited_20_Internet_20_Link">https://fakerestapi.azurewebsites.net/index.html</text:a>)</text:p>
      <text:p text:style-name="P5"/>
      <text:p text:style-name="P5">so in this documentation we can conduct some analysis, and get some information of response and other parameters, how it's supposed to work</text:p>
      <text:p text:style-name="P5"/>
      <text:p text:style-name="P5"/>
      <text:p text:style-name="P5">cURL - <text:s/>client URL – string containing the whole information about request we wanna send including url itself, body, type of request etc.</text:p>
      <text:p text:style-name="P5"/>
      <text:p text:style-name="P5"><text:line-break/>---------------------------------------------------<text:line-break/>Create Documentation after creating some collection and set of requests, s we can just simply press on three dots near the name of collection and click on &lt;View Documentation&gt; and finally find on the right top corner button &lt;publish&gt; and click on it, afterwards you'll be redirected to the net space on the website, so now you should define options and scroll down and create your own documentation! Then in the reloaded page there will be a link t your own documentation! Done!<text:line-break/></text:p>
      <text:p text:style-name="P5"/>
      <text:p text:style-name="P5"/>
      <text:p text:style-name="P5"/>
      <text:p text:style-name="P5"/>
      <text:p text:style-name="P5">----------------------------------------------</text:p>
      <text:p text:style-name="P6">Day 8 </text:p>
      <text:p text:style-name="P5">----------------------------------------------<text:line-break/><text:line-break/>Petstore – famous API resourse for testing – free API. (<text:a xlink:type="simple" xlink:href="https://petstore.swagger.io/" text:style-name="Internet_20_link" text:visited-style-name="Visited_20_Internet_20_Link">https://petstore.swagger.io/</text:a>)</text:p>
      <text:p text:style-name="P5"><text:line-break/>JSON (so first we're exploring the JSON request and response aspects of this Swagger document) – <text:soft-page-break/>in the Postman refer to PetStore_JSON_UserModel collection <text:s text:c="2"/>- tab “user” </text:p>
      <text:p text:style-name="P5"/>
      <text:p text:style-name="P5">After run the collection option I can save(export) all the results to some directory(folder) on my computer.<text:line-break/><text:line-break/><text:line-break/>XML (<text:a xlink:type="simple" xlink:href="https://petstore.swagger.io/" text:style-name="Internet_20_link" text:visited-style-name="Visited_20_Internet_20_Link">https://petstore.swagger.io/</text:a>) - tab “pet”</text:p>
      <text:p text:style-name="P5">here we can send the request and get the response in the xml format</text:p>
      <text:p text:style-name="P5">in the Postman refer to PetStore_XML_PetModel collection</text:p>
      <text:p text:style-name="P5"/>
      <text:p text:style-name="P5"/>
      <text:p text:style-name="P5"/>
      <text:p text:style-name="P5"/>
      <text:p text:style-name="P6">Day 9</text:p>
      <text:p text:style-name="P5">-----------------------------------------------------------------</text:p>
      <text:p text:style-name="P5">E-commerce application</text:p>
      <text:p text:style-name="P5">---------------------------------<text:line-break/>Here we're gonna test e-commerce application, so it's kind of installed application on my machine, I installed it already, so now I'll count up all pre conditions:</text:p>
      <text:p text:style-name="P5">1. Start &lt;xampp control panel&gt;, launch Apache and MySQL servers.<text:line-break/>2. Now open database (<text:a xlink:type="simple" xlink:href="http://localhost/phpmyadmin/" text:style-name="Internet_20_link" text:visited-style-name="Visited_20_Internet_20_Link">http://localhost/phpmyadmin/</text:a>) and application itself (<text:a xlink:type="simple" xlink:href="http://localhost/opencart/upload/admin/" text:style-name="Internet_20_link" text:visited-style-name="Visited_20_Internet_20_Link">http://localhost/opencart/upload/admin/</text:a>) <text:line-break/><text:line-break/>3. Okay, than you want to create a user to get a new API Key, so go to the left section (System → Users → API) and start creating new API (soon you'll receive the API Key: HjDnsclYgxagFKcwkzffPe7qrbucUHh2nHIHxoA3LthHAgPH7eZlktIJkNCCL2GgSjE1JM7xffmYNCQpKvk8HmHTHsV3u8us8gbNJpioVhaIElCpG4zmFFn6IshSJHdf2l6BfEotxB7JZheDXbFyRViNBfr2fpSNPnpYCP4q2vKrcZqvuL0nVO6I8kU1FCspea32PrVHUJ5FWymlKKnBEwc0YuWCjrOZJhG0m0iE1JAyyCbSNAwBbhy1KphYtlx0)<text:line-break/><text:line-break/><text:line-break/>--------------------------------------------------------------------<text:line-break/>OpencartAPI Documentation: </text:p>
      <text:p text:style-name="P5"><text:line-break/><text:a xlink:type="simple" xlink:href="https://docs.opencart.com/en-gb/system/users/api/" text:style-name="Internet_20_link" text:visited-style-name="Visited_20_Internet_20_Link">https://docs.opencart.com/en-gb/system/users/api/</text:a><text:line-break/></text:p>
      <text:p text:style-name="P5"/>
      <text:p text:style-name="Standard"><text:span text:style-name="T33">1) First we have to create a token, by sending request containing username and key.<text:line-break/>So, check the collection variables section and create following vars for upcoming references:<text:line-break/><text:line-break/></text:span><text:span text:style-name="T21">ip</text:span> <text:span text:style-name="T20">=</text:span> <text:span text:style-name="T21">192.168.0.104</text:span> <text:span text:style-name="T20">(or smth from your application, check on the web page)</text:span><text:line-break/><text:span text:style-name="T23">baseUrl</text:span><text:span text:style-name="T33"> <text:s/>= </text:span><text:span text:style-name="T23">http://{{ip}}/opencart/upload/index.php?route=</text:span><text:span text:style-name="T33"> <text:line-break/><text:line-break/>in the postman use this url in your post request for creating a token: </text:span><text:span text:style-name="T28">{{baseUrl}}</text:span><text:span text:style-name="T23">api/login</text:span><text:span text:style-name="T33"> </text:span></text:p>
      <text:p text:style-name="P5"><text:line-break/>and later create a username and key parameters( also from your application)</text:p>
      <text:p text:style-name="P5"/>
      <text:p text:style-name="P5"/>
      <text:p text:style-name="P5">2) Then in the next post request we use just received token to use it for our authentication<text:line-break/><text:line-break/>so API_Key: api_token: {{api_token_val}} captured variable after first request</text:p>
      <text:p text:style-name="P5"><text:line-break/><text:soft-page-break/>then define our product_id and quantity in the body section of the request(refer to pre-request script section)</text:p>
      <text:p text:style-name="Standard"><text:span text:style-name="T33">use this url to send the request: </text:span><text:span text:style-name="T29">{{baseUrl}}</text:span><text:span text:style-name="T21">api/cart/add</text:span> </text:p>
      <text:p text:style-name="P5"/>
      <text:p text:style-name="P5"/>
      <text:p text:style-name="P5">3) After it we're creating new Get request (get a cart content)</text:p>
      <text:p text:style-name="Standard"><text:span text:style-name="T33">use this url to send the request: </text:span><text:span text:style-name="T26">{{baseUrl}}</text:span><text:span text:style-name="T21">api/cart/products </text:span><text:span text:style-name="T33"><text:s/></text:span></text:p>
      <text:p text:style-name="P5">the same authentication</text:p>
      <text:p text:style-name="Standard"><text:span text:style-name="T33">in the body section go to form-data tab and fill in one field: product_id = {{product_id}} for searching this certain product in the database<text:line-break/><text:line-break/>in the test section after getting the response execute this script </text:span><text:span text:style-name="T11">var</text:span><text:span text:style-name="T35"> </text:span><text:span text:style-name="T3">jsonData</text:span><text:span text:style-name="T35"> </text:span><text:span text:style-name="T12">=</text:span><text:span text:style-name="T35"> </text:span><text:span text:style-name="T19">JSON</text:span><text:span text:style-name="T35">.</text:span><text:span text:style-name="T6">parse</text:span><text:span text:style-name="T35">(</text:span><text:span text:style-name="T3">responseBody</text:span><text:span text:style-name="T35">);</text:span></text:p>
      <text:p text:style-name="P2"><text:span text:style-name="T1">pm</text:span>.<text:span text:style-name="T1">environment</text:span>.<text:span text:style-name="T4">set</text:span>(<text:span text:style-name="T7">"cart_id_key"</text:span>, <text:span text:style-name="T1">jsonData</text:span>.<text:span text:style-name="T14">products</text:span>[<text:span text:style-name="T16">0</text:span>].<text:span text:style-name="T14">cart_id</text:span>)</text:p>
      <text:p text:style-name="P5"/>
      <text:p text:style-name="P5">to capture cart_id_key for editing and deleting this product<text:line-break/><text:line-break/><text:line-break/>4) Edit product quantity in cart – Post request though</text:p>
      <text:p text:style-name="P5">the same authentication</text:p>
      <text:p text:style-name="Standard"><text:span text:style-name="T30">use this url to send the request: </text:span><text:span text:style-name="T28">{{baseUrl}}</text:span><text:span text:style-name="T23">api/cart/edit</text:span><text:span text:style-name="T33"> </text:span></text:p>
      <text:p text:style-name="P5"/>
      <text:p text:style-name="Standard"><text:span text:style-name="T33">in the body section go to form-data tab and fill in a couple of fields: &lt;key&gt; = {{cart_id_key}} found in the previous get request, and &lt;quantity&gt; set another value(say 5).<text:line-break/><text:line-break/><text:line-break/>5) Deleting this product<text:line-break/><text:line-break/>use this url for sending the request: </text:span><text:span text:style-name="T28">{{baseUrl}}</text:span><text:span text:style-name="T23">api/cart/remove</text:span><text:span text:style-name="T33"> <text:line-break/>the same authentication</text:span></text:p>
      <text:p text:style-name="P5">in the body section go to form-data tab and fill in one field: &lt;key&gt; = {{cart_id_key}}</text:p>
      <text:p text:style-name="P5"/>
      <text:p text:style-name="P5">and in the test section you can also unset all the variables, cause this is the last request in the collection.</text:p>
      <text:p text:style-name="P5"/>
      <text:p text:style-name="Standard"/>
      <text:p text:style-name="P5">------------------------------------------------------------</text:p>
      <text:p text:style-name="P5"/>
      <text:p text:style-name="P5"/>
      <text:p text:style-name="P5">How many ways we can run the collection</text:p>
      <text:p text:style-name="P5">---------------------------------------------------</text:p>
      <text:p text:style-name="P5"/>
      <text:p text:style-name="P5">Preconditions:</text:p>
      <text:p text:style-name="P1"><text:s/>here we have to install newman (but we're supposed already to have node.js + npm) and also need to install newman-reporter-html<text:line-break/><text:line-break/>and now we have to export our collection from the postman(it'll be a json file)</text:p>
      <text:p text:style-name="P1"><text:s/></text:p>
      <text:p text:style-name="P5"/>
      <text:p text:style-name="P5">Approach1) <text:s/>run collection in the command prompt </text:p>
      <text:p text:style-name="P5">-------------------------------------------------</text:p>
      <text:p text:style-name="P5">we have to be in the directory (in the cmd) where our exported collection is situated and then run <text:soft-page-break/>command: newman run &lt;name_of_collection&gt;</text:p>
      <text:p text:style-name="P5"/>
      <text:p text:style-name="Standard"><text:span text:style-name="T33">and the whole information will be printed exactly in the cmd (the whole report)<text:line-break/></text:span><text:span text:style-name="T33"><text:line-break/>now we want to create html final doc about collection results, we need to run the following command in the command promt: newman run &lt;name_of_collection&gt; -r html</text:span></text:p>
      <text:p text:style-name="P5"/>
      <text:p text:style-name="P5">so folder contained this report will be generated in the same directory</text:p>
      <text:p text:style-name="P5"/>
      <text:p text:style-name="P5"/>
      <text:p text:style-name="P5">Approach 2) run the collection remotely:</text:p>
      <text:p text:style-name="Standard"><text:span text:style-name="T33">need to create url(share your collection via json – it'll create url, copy it and now go to cmd and there you can execute this collections (but command is almost the same):<text:line-break/>newman run </text:span><text:a xlink:type="simple" xlink:href="https://api.postman.com/collections/20713877-4aa300b3-277a-4f4a-af65-e5ea93f89a3c?access_key=PMAT-01HBBE85SJ5DFNK30WG1CV0F7Y" text:style-name="Internet_20_link" text:visited-style-name="Visited_20_Internet_20_Link">https://api.postman.com/collections/20713877-4aa300b3-277a-4f4a-af65-e5ea93f89a3c?access_key=PMAT-01HBBE85SJ5DFNK30WG1CV0F7Y</text:a><text:span text:style-name="T33"> -r html<text:line-break/><text:line-break/><text:line-break/><text:line-break/><text:line-break/>Approach 3) in Jenkins , so here just run a few commands in cmd:<text:line-break/>first: cd C:\Users\danil\Desktop\automated_testing\API's testing (or that particular directory whee you keep jenkins.war file), than run this command: java -jar jenkins.war<text:line-break/><text:line-break/></text:span></text:p>
      <text:p text:style-name="P5">after registering things we'are in the dashboard. Creating new item, give it a name(opencart_postman_collection), select the freestyle_project, it'' navigate to another page.</text:p>
      <text:p text:style-name="P5"/>
      <text:p text:style-name="Standard"><text:span text:style-name="T33">Now directly scroll down to the build section and choose “execute windows batch command”, after that a little text area pops up and we have to provide command to run the collection : newman run </text:span><text:a xlink:type="simple" xlink:href="https://api.postman.com/collections/20713877-4aa300b3-277a-4f4a-af65-e5ea93f89a3c?access_key=PMAT-01HBBE85SJ5DFNK30WG1CV0F7Y" text:style-name="Internet_20_link" text:visited-style-name="Visited_20_Internet_20_Link">https://api.postman.com/collections/20713877-4aa300b3-277a-4f4a-af65-e5ea93f89a3c?access_key=PMAT-01HBBE85SJ5DFNK30WG1CV0F7Y</text:a><text:span text:style-name="T33"> , then click on save, go to the dashboard and you'll see arose record in the grid.<text:line-break/><text:line-break/>And we can pick up build up option now, so it'll create cmd report in jenkins if build is successful<text:line-break/><text:line-break/>the same command <text:s/>with &lt;-r html&gt; if we wanna create an html report : <text:s/>newman run </text:span><text:a xlink:type="simple" xlink:href="https://api.postman.com/collections/20713877-4aa300b3-277a-4f4a-af65-e5ea93f89a3c?access_key=PMAT-01HBBE85SJ5DFNK30WG1CV0F7Y" text:style-name="Internet_20_link" text:visited-style-name="Visited_20_Internet_20_Link">https://api.postman.com/collections/20713877-4aa300b3-277a-4f4a-af65-e5ea93f89a3c?access_key=PMAT-01HBBE85SJ5DFNK30WG1CV0F7Y</text:a><text:span text:style-name="T33"> -r html</text:span></text:p>
      <text:p text:style-name="P5"/>
      <text:p text:style-name="Standard"/>
      <text:p text:style-name="P5">-----------------</text:p>
      <text:p text:style-name="P5"><text:line-break/>now I wanna push this collection to the github repository, but how to do that, let's figure this out<text:line-break/></text:p>
      <text:p text:style-name="Standard"><text:span text:style-name="T33">so go to github, create new repo, copy the link, paste it here: </text:span><text:a xlink:type="simple" xlink:href="https://github.com/Danila939/opencart_API_testing.git" text:style-name="Internet_20_link" text:visited-style-name="Visited_20_Internet_20_Link">https://github.com/Danila939/opencart_API_testing.git</text:a><text:span text:style-name="T31"> <text:s/>(remote repo url)<text:line-break/><text:line-break/><text:line-break/></text:span><text:span text:style-name="T32">now – creating our local repository:<text:line-break/><text:line-break/>in the folder with our collection I open git bash<text:line-break/><text:line-break/></text:span><text:soft-page-break/><text:span text:style-name="T32">now run the command: git init (it'll create my local repo in this directory)</text:span></text:p>
      <text:p text:style-name="Standard"><text:span text:style-name="T32"><text:line-break/>and I have to assigned my remote repo to local one with command: </text:span><text:bookmark text:name="empty-setup-new-repo-echo"/><text:span text:style-name="T32"><text:line-break/>git remote add origin </text:span><text:a xlink:type="simple" xlink:href="https://github.com/Danila939/opencart_API_testing.git" text:style-name="Internet_20_link" text:visited-style-name="Visited_20_Internet_20_Link">https://github.com/Danila939/opencart_API_testing.git</text:a><text:span text:style-name="T32"><text:line-break/><text:line-break/>and then do some simple commands: git status, git add &lt;name_of_wanted_file&gt;, git commit -m “comment”. So by this actions our file was added to the local repo<text:line-break/><text:line-break/>Now we want to sent it to the remote repo: git push origin main <text:s/>– Success!<text:line-break/><text:line-break/>And finally I want to execute this collection from github in the jenkins:<text:line-break/><text:line-break/>copy this path: <text:s/></text:span><text:a xlink:type="simple" xlink:href="https://github.com/Danila939/opencart_API_testing.git" text:style-name="Internet_20_link" text:visited-style-name="Visited_20_Internet_20_Link">https://github.com/Danila939/opencart_API_testing.git</text:a><text:span text:style-name="T32"><text:line-break/><text:line-break/>then create a new project in jenkins (new item: freestyle project), select git option in the Source Code Management tab</text:span></text:p>
      <text:p text:style-name="P11"><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ui-monospace" svg:font-family="ui-monospace, SFMono-Regular, 'SF Mono', Menlo, Consolas, 'Liberation Mono', monospace"/>
    <style:font-face style:name="var font-family-mono" svg:font-family="'var font-family-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Данила Башлыков</meta:initial-creator>
    <meta:creation-date>2023-09-20T06:32:11.15</meta:creation-date>
    <dc:date>2023-09-29T13:31:35.90</dc:date>
    <dc:creator>Данила Башлыков</dc:creator>
    <meta:editing-duration>P1DT14H51M52S</meta:editing-duration>
    <meta:editing-cycles>30</meta:editing-cycles>
    <meta:generator>OpenOffice/4.1.10$Win32 OpenOffice.org_project/4110m2$Build-9807</meta:generator>
    <meta:document-statistic meta:table-count="0" meta:image-count="0" meta:object-count="0" meta:page-count="11" meta:paragraph-count="161" meta:word-count="2288" meta:character-count="18020"/>
  </office:meta>
</office:document-meta>
</file>